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12cm"/>
    </style:style>
    <style:style style:name="gr3" style:family="graphic" style:parent-style-name="standard">
      <style:graphic-properties draw:stroke="none" draw:fill="none" fo:min-height="5.722cm"/>
    </style:style>
    <style:style style:name="gr4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stroke="none" draw:fill="none" fo:min-height="19.435cm"/>
    </style:style>
    <style:style style:name="pr1" style:family="presentation" style:parent-style-name="knowit-template-subtitle">
      <style:graphic-properties draw:fill-color="#ffffff" fo:min-height="17.686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title">
      <style:graphic-properties fo:min-height="3.256cm"/>
    </style:style>
    <style:style style:name="pr4" style:family="presentation" style:parent-style-name="knowit-template-outline1">
      <style:graphic-properties fo:min-height="13.61cm"/>
    </style:style>
    <style:style style:name="pr5" style:family="presentation" style:parent-style-name="knowit-template-notes">
      <style:graphic-properties draw:fill-color="#ffffff" fo:min-height="12.322cm"/>
    </style:style>
    <style:style style:name="pr6" style:family="presentation" style:parent-style-name="knowit-template-title">
      <style:graphic-properties draw:auto-grow-height="true" fo:min-height="3.507cm"/>
    </style:style>
    <style:style style:name="pr7" style:family="presentation" style:parent-style-name="knowit-template-outline1">
      <style:graphic-properties fo:min-height="13.609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/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paragraph-properties style:text-autospace="none"/>
      <style:text-properties fo:font-weight="bold" style:font-weight-asian="bold" style:font-weight-complex="bold"/>
    </style:style>
    <style:style style:name="P10" style:family="paragraph">
      <style:paragraph-properties style:text-autospace="none"/>
      <style:text-properties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0000"/>
    </style:style>
    <style:style style:name="T3" style:family="text">
      <style:text-properties fo:color="#0000ff"/>
    </style:style>
    <style:style style:name="T4" style:family="text">
      <style:text-properties fo:color="#003e85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5" style:family="text">
      <style:text-properties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6" style:family="text">
      <style:text-properties fo:color="#4c4c4c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7" style:family="text">
      <style:text-properties fo:color="#8e3e00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8" style:family="text">
      <style:text-properties fo:color="#ff5e5e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9" style:family="text">
      <style:text-properties fo:color="#2300fb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10" style:family="text"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1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2" style:family="text">
      <style:text-properties fo:color="#2a00ff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3" style:family="text">
      <style:text-properties fo:color="#0000c0" fo:font-family="Monaco" style:font-family-generic="modern" style:font-pitch="fixed" fo:font-size="22pt" fo:font-style="italic" fo:font-weight="bold" style:font-family-asian="Monaco" style:font-family-generic-asian="modern" style:font-pitch-asian="fixed" style:font-size-asian="22pt" style:font-style-asian="italic" style:font-weight-asian="bold" style:font-family-complex="Monaco" style:font-family-generic-complex="modern" style:font-pitch-complex="fixed" style:font-size-complex="22pt" style:font-style-complex="italic" style:font-weight-complex="bold"/>
    </style:style>
    <style:style style:name="T14" style:family="text">
      <style:text-properties fo:color="#3f7f5f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5" style:family="text">
      <style:text-properties fo:color="#000000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6cm" svg:x="1.4cm" svg:y="0.962cm" presentation:class="subtitle">
          <draw:text-box>
            <text:p><text:span text:style-name="T1">Higher order func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Higher order func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Functions which have functions as parameters and/or return func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user-transformed="true">
            <draw:text-box>
              <text:p>Denne siden skal vel bort?</text:p>
            </draw:text-box>
          </draw:frame>
        </presentation:notes>
      </draw:page>
      <draw:page draw:name="page3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Higher order function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Short summary of first class functions:</text:p>
            <text:p>val even<text:span text:style-name="T2">: (Int =&gt; Boolean)</text:span> = <text:span text:style-name="T3">(i: Int) =&gt; i % 2 == 0</text:span></text:p>
            <text:p/>
            <text:p text:id="id1">Same type definition:</text:p>
            <text:p text:id="id2">def test(numbers: List[Int], <text:span text:style-name="T2">f: Int =&gt; Boolean</text:span>) = ...</text:p>
            <text:p/>
            <text:p text:id="id3">Call:</text:p>
            <text:p text:id="id4">test(List(1, 2, 3), <text:span text:style-name="T3">(i: Int) =&gt; i % 2 == 0</text:span>)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Higher order func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p>def test(numbers: List[Int], f: Int =&gt; Boolean) =</text:p>
            <text:p><text:s text:c="4"/>numbers.map(tall =&gt; f(tall))<text:tab/></text:p>
            <text:p/>
            <text:p>// List[Boolean]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Higher order function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Functions with several parameters, must list in parenthesis:</text:p>
            <text:p/>
            <text:p>def test(l: List[String], f: <text:span text:style-name="T2">(Int, String) =&gt; Boolean</text:span>)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ll-by-value vs. call-by-nam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y-value: expressions are evaluated before passed to the function</text:p>
              </text:list-item>
            </text:list>
            <text:p/>
            <text:list text:continue-numbering="true" text:style-name="L2">
              <text:list-item>
                <text:p>by-name: expressions evaluated inside function</text:p>
                <text:list>
                  <text:list-item>
                    <text:p>nice when expressions are expens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ll-by-value vs. call-by-nam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Example: Logging</text:p>
            <text:p/>
            <text:p>def thisTakesTime = {</text:p>
            <text:p><text:s text:c="4"/>println(“Slow computation”)</text:p>
            <text:p><text:s text:c="4"/>“foo”</text:p>
            <text:p>} </text:p>
            <text:p>logger.debug(thisTakesTime())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ll-by-valu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def debug(s: String) {</text:p>
            <text:p><text:s text:c="4"/>println(“debug”)</text:p>
            <text:p><text:s text:c="4"/>if (logLevel &lt;= DEBUG) println(s)</text:p>
            <text:p>}</text:p>
            <text:p/>
            <text:p>// Slow computation</text:p>
            <text:p>// debug</text:p>
            <text:p>// foo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user-transformed="true">
            <draw:text-box>
              <text:p>Bruke logging eksempelet</text:p>
            </draw:text-box>
          </draw:frame>
        </presentation:notes>
      </draw:page>
      <draw:page draw:name="page9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ll-by-nam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def debug(s: =&gt; String) {</text:p>
            <text:p><text:s text:c="4"/>println(“debug”)</text:p>
            <text:p><text:s text:c="4"/>if (logLevel &lt;= DEBUG) println(s)</text:p>
            <text:p>}</text:p>
            <text:p/>
            <text:p>// debug</text:p>
            <text:p>// Slow computation</text:p>
            <text:p>// foo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>
            <draw:text-box>
              <text:p>Logging?</text:p>
            </draw:text-box>
          </draw:frame>
        </presentation:notes>
      </draw:page>
      <draw:page draw:name="page10" draw:style-name="dp1" draw:master-page-name="knowit-template">
        <office:forms form:automatic-focus="false" form:apply-design-mode="false"/>
        <draw:frame draw:style-name="gr2" draw:text-style-name="P4" draw:layer="layout" svg:width="27.305cm" svg:height="3.162cm" svg:x="0.635cm" svg:y="16.095cm">
          <draw:text-box>
            <text:p text:style-name="P3"><text:span text:style-name="T4">using</text:span><text:span text:style-name="T5">(</text:span><text:span text:style-name="T6">new</text:span><text:span text:style-name="T5"> </text:span><text:span text:style-name="T7">BufferedReader</text:span><text:span text:style-name="T5">(</text:span><text:span text:style-name="T6">new</text:span><text:span text:style-name="T5"> </text:span><text:span text:style-name="T7">FileReader</text:span><text:span text:style-name="T5">(</text:span><text:span text:style-name="T8">"f.txt"</text:span><text:span text:style-name="T5">))) {</text:span></text:p>
            <text:p text:style-name="P3"><text:span text:style-name="T5"><text:s text:c="4"/></text:span><text:span text:style-name="T9">reader</text:span><text:span text:style-name="T5"> =&gt; </text:span><text:span text:style-name="T4">println</text:span><text:span text:style-name="T5">(</text:span><text:span text:style-name="T9">reader</text:span><text:span text:style-name="T5">.</text:span><text:span text:style-name="T4">readLine()</text:span><text:span text:style-name="T5">)</text:span></text:p>
            <text:p text:style-name="P3"><text:span text:style-name="T5">}</text:span></text:p>
          </draw:text-box>
        </draw:frame>
        <draw:frame draw:style-name="gr3" draw:text-style-name="P6" draw:layer="layout" svg:width="27.365cm" svg:height="11.648cm" svg:x="0.633cm" svg:y="0.944cm">
          <draw:text-box>
            <text:p text:style-name="P5"><text:span text:style-name="T10">BufferedReader reader = </text:span><text:span text:style-name="T11">null</text:span><text:span text:style-name="T10">;</text:span></text:p>
            <text:p text:style-name="P5"><text:span text:style-name="T11">try</text:span><text:span text:style-name="T10"> {</text:span></text:p>
            <text:p text:style-name="P5"><text:span text:style-name="T10"><text:s text:c="2"/></text:span><text:span text:style-name="T10">reader = </text:span><text:span text:style-name="T11">new</text:span><text:span text:style-name="T10"> BufferedReader(</text:span><text:span text:style-name="T11">new</text:span><text:span text:style-name="T10"> FileReader(</text:span><text:span text:style-name="T12">"f.txt"</text:span><text:span text:style-name="T10">));</text:span></text:p>
            <text:p text:style-name="P5"><text:span text:style-name="T10"><text:s text:c="2"/></text:span><text:span text:style-name="T10">System.</text:span><text:span text:style-name="T13">out</text:span><text:span text:style-name="T10">.println(reader.readLine());</text:span></text:p>
            <text:p text:style-name="P5"><text:span text:style-name="T10">} </text:span><text:span text:style-name="T11">finally</text:span><text:span text:style-name="T10"> {</text:span></text:p>
            <text:p text:style-name="P5"><text:span text:style-name="T11"><text:s text:c="2"/></text:span><text:span text:style-name="T11">if</text:span><text:span text:style-name="T10"> (reader != </text:span><text:span text:style-name="T11">null</text:span><text:span text:style-name="T10">) {</text:span></text:p>
            <text:p text:style-name="P5"><text:span text:style-name="T11"><text:s text:c="4"/></text:span><text:span text:style-name="T11">try</text:span><text:span text:style-name="T10"> {</text:span></text:p>
            <text:p text:style-name="P5"><text:span text:style-name="T10"><text:s text:c="6"/></text:span><text:span text:style-name="T10">reader.close();</text:span></text:p>
            <text:p text:style-name="P5"><text:span text:style-name="T10"><text:s text:c="4"/></text:span><text:span text:style-name="T10">} </text:span><text:span text:style-name="T11">catch</text:span><text:span text:style-name="T10"> (IOException e) {</text:span></text:p>
            <text:p text:style-name="P5"><text:span text:style-name="T14"><text:s text:c="6"/></text:span><text:span text:style-name="T14">// Exception on close, ignore</text:span></text:p>
            <text:p text:style-name="P5"><text:span text:style-name="T10"><text:s text:c="4"/></text:span><text:span text:style-name="T10">}</text:span></text:p>
            <text:p text:style-name="P5"><text:span text:style-name="T10"><text:s text:c="2"/></text:span><text:span text:style-name="T10">}</text:span></text:p>
            <text:p text:style-name="P5"><text:span text:style-name="T10">}</text:span></text:p>
          </draw:text-box>
        </draw:frame>
        <draw:custom-shape draw:style-name="gr4" draw:text-style-name="P7" draw:layer="layout" svg:width="3.175cm" svg:height="2.841cm" svg:x="11.731cm" svg:y="12.2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>
        <office:forms form:automatic-focus="false" form:apply-design-mode="false"/>
        <draw:frame draw:style-name="gr5" draw:text-style-name="P10" draw:layer="layout" svg:width="27.94cm" svg:height="19.685cm" svg:x="0.635cm" svg:y="0.635cm">
          <draw:text-box>
            <text:p text:style-name="P9"><text:span text:style-name="T6">def</text:span><text:span text:style-name="T15"> </text:span><text:span text:style-name="T4">using</text:span><text:span text:style-name="T15">[</text:span><text:span text:style-name="T7">T</text:span><text:span text:style-name="T15"> &lt;: { </text:span><text:span text:style-name="T6">def</text:span><text:span text:style-name="T15"> </text:span><text:span text:style-name="T4">close</text:span><text:span text:style-name="T15">() }, </text:span><text:span text:style-name="T7">A</text:span><text:span text:style-name="T15">] </text:span></text:p>
            <text:p text:style-name="P9"><text:span text:style-name="T15"><text:s text:c="9"/></text:span><text:span text:style-name="T15">(</text:span><text:span text:style-name="T9">closeable</text:span><text:span text:style-name="T15">: </text:span><text:span text:style-name="T7">T</text:span><text:span text:style-name="T15">) </text:span></text:p>
            <text:p text:style-name="P9"><text:span text:style-name="T15"><text:s text:c="9"/></text:span><text:span text:style-name="T15">(</text:span><text:span text:style-name="T9">f</text:span><text:span text:style-name="T15">: </text:span><text:span text:style-name="T7">T</text:span><text:span text:style-name="T15"> =&gt; </text:span><text:span text:style-name="T7">A</text:span><text:span text:style-name="T15">) = {</text:span></text:p>
            <text:p text:style-name="P9"><text:span text:style-name="T15"><text:s text:c="2"/></text:span><text:span text:style-name="T6">try</text:span><text:span text:style-name="T15"> {</text:span></text:p>
            <text:p text:style-name="P9"><text:span text:style-name="T15"><text:s text:c="4"/></text:span><text:span text:style-name="T9">f</text:span><text:span text:style-name="T15">(</text:span><text:span text:style-name="T9">closeable</text:span><text:span text:style-name="T15">)</text:span></text:p>
            <text:p text:style-name="P9"><text:span text:style-name="T15"><text:s text:c="2"/></text:span><text:span text:style-name="T15">} </text:span><text:span text:style-name="T6">finally</text:span><text:span text:style-name="T15"> {</text:span></text:p>
            <text:p text:style-name="P9"><text:span text:style-name="T15"><text:s text:c="4"/></text:span><text:span text:style-name="T6">if</text:span><text:span text:style-name="T15"> (</text:span><text:span text:style-name="T9">closeable</text:span><text:span text:style-name="T15"> </text:span><text:span text:style-name="T4">!=</text:span><text:span text:style-name="T15"> </text:span><text:span text:style-name="T6">null</text:span><text:span text:style-name="T15">) {</text:span></text:p>
            <text:p text:style-name="P9"><text:span text:style-name="T15"><text:s text:c="6"/></text:span><text:span text:style-name="T6">try</text:span><text:span text:style-name="T15"> {</text:span></text:p>
            <text:p text:style-name="P9"><text:span text:style-name="T15"><text:s text:c="8"/></text:span><text:span text:style-name="T9">closeable</text:span><text:span text:style-name="T15">.</text:span><text:span text:style-name="T4">close</text:span><text:span text:style-name="T15">()</text:span></text:p>
            <text:p text:style-name="P9"><text:span text:style-name="T15"><text:s text:c="6"/></text:span><text:span text:style-name="T15">} </text:span></text:p>
            <text:p text:style-name="P9"><text:span text:style-name="T15"><text:s text:c="6"/></text:span><text:span text:style-name="T6">catch</text:span><text:span text:style-name="T15"> {</text:span></text:p>
            <text:p text:style-name="P9"><text:span text:style-name="T15"><text:s text:c="8"/></text:span><text:span text:style-name="T6">case</text:span><text:span text:style-name="T15"> </text:span><text:span text:style-name="T9">e: Exception</text:span><text:span text:style-name="T15"> =&gt; </text:span><text:span text:style-name="T8">// Do something clever!?</text:span></text:p>
            <text:p text:style-name="P9"><text:span text:style-name="T15"><text:s text:c="6"/></text:span><text:span text:style-name="T15">}</text:span></text:p>
            <text:p text:style-name="P9"><text:span text:style-name="T15"><text:s text:c="4"/></text:span><text:span text:style-name="T15">}</text:span></text:p>
            <text:p text:style-name="P9"><text:span text:style-name="T15"><text:s text:c="2"/></text:span><text:span text:style-name="T15">}</text:span></text:p>
            <text:p text:style-name="P9"><text:span text:style-name="T1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Tasks (30 min)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Open higher-order-functions</text:p>
              </text:list-item>
              <text:list-item>
                <text:p text:style-name="P2">Tests in scalaexamples.higherorderfunctions</text:p>
              </text:list-item>
              <text:list-item>
                <text:p text:style-name="P2">Add @Test to one and one method</text:p>
              </text:list-item>
              <text:list-item>
                <text:p text:style-name="P2">Implement missing functions in PersonFilter and so on.</text:p>
              </text:list-item>
              <text:list-item>
                <text:p text:style-name="P2">Follow instructions in code</text:p>
              </text:list-item>
              <text:list-item>
                <text:p text:style-name="P2">Make tests p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1$Build-9399</meta:generator>
    <meta:initial-creator>Fredrik Vraalsen</meta:initial-creator>
    <meta:creation-date>2009-09-22T15:15:01</meta:creation-date>
    <meta:editing-cycles>41</meta:editing-cycles>
    <meta:editing-duration>PT02H33M17S</meta:editing-duration>
    <dc:date>2009-11-28T17:41:30.28</dc:date>
    <dc:creator>Alf Kristian Støyle</dc:creator>
    <meta:document-statistic meta:object-count="69"/>
    <meta:user-defined meta:name="Info 1"/>
    <meta:user-defined meta:name="Info 2"/>
    <meta:user-defined meta:name="Info 3"/>
    <meta:user-defined meta:name="Info 4"/>
  </office:meta>
</office:document-meta>
</file>